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291D8EF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9cm, 3.951cm, 15.902cm, 3.1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33cm" svg:height="20.999cm" svg:x="0.992cm" svg:y="2.492cm">
          <draw:image xlink:href="Pictures/10000000000005E8000007E0A291D8E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13:00.040614058</dc:date>
    <meta:editing-duration>PT3M34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